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3F300000596DA99DE59.svm"/>
  <manifest:file-entry manifest:media-type="" manifest:full-path="Pictures/200000070000140E0000057B2DC4455E.svm"/>
  <manifest:file-entry manifest:media-type="" manifest:full-path="Pictures/20000007000025BA00000F67D5AE1256.svm"/>
  <manifest:file-entry manifest:media-type="" manifest:full-path="Pictures/20000007000014E2000009D3F08629EB.svm"/>
  <manifest:file-entry manifest:media-type="" manifest:full-path="Pictures/20000007000015EA00000A22AF59F66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erif" fo:font-size="13.5pt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danie 3.3</text:p>
      <text:p text:style-name="Standard">zagadnienie: y' = y(x) – x – sin(x) + cos(x) + 1, y(0) = 1</text:p>
      <text:p text:style-name="Standard">rozwiązanie: y(x) = x + e^x + sin(x)</text:p>
      <text:p text:style-name="Standard">zadanie:</text:p>
      <text:list xml:id="list2357463495475489346" text:style-name="L1">
        <text:list-item>
          <text:list>
            <text:list-item>
              <text:list>
                <text:list-item>
                  <text:p text:style-name="P2">Napisać program realizujący metodę Eulera</text:p>
                </text:list-item>
                <text:list-item>
                  <text:p text:style-name="P2">Napisać program realizujący metodę Heuna</text:p>
                </text:list-item>
                <text:list-item>
                  <text:p text:style-name="P2">Narysować wykres rozwiązania dokładnego oraz wyników metod numerycznych na jednym wykresie</text:p>
                </text:list-item>
                <text:list-item>
                  <text:p text:style-name="P2">Narysować wykresy błędów metod numerycznych na jednym wykresie, aby porównać metody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list xml:id="list6996571352319029117" text:style-name="L2">
        <text:list-item>
          <text:p text:style-name="P4">Teoria</text:p>
        </text:list-item>
      </text:list>
      <text:p text:style-name="P1"/>
      <text:p text:style-name="P1"/>
      <text:p text:style-name="P1"/>
      <text:p text:style-name="P1"/>
      <text:p text:style-name="Standard"><text:span text:style-name="T2"><text:tab/>Metoda Eulera </text:span><text:span text:style-name="T1">– metoda według której </text:span><text:span text:style-name="T3">„kierunek” jest wyrażony przez pierwzą pochodną funkcji:</text:span></text:p>
      <text:p text:style-name="Standard"><draw:frame draw:style-name="fr1" draw:name="grafika4" text:anchor-type="paragraph" svg:x="3.447cm" svg:y="0.443cm" svg:width="5.135cm" svg:height="1.402cm" draw:z-index="3"><draw:image xlink:href="Pictures/200000070000140E0000057B2DC4455E.svm" xlink:type="simple" xlink:show="embed" xlink:actuate="onLoad"/></draw:frame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W takim razie mamy:</text:span></text:p>
      <text:p text:style-name="Standard"><text:span text:style-name="T3"/></text:p>
      <text:p text:style-name="Standard"><text:span text:style-name="T3"/></text:p>
      <text:p text:style-name="Standard"><draw:frame draw:style-name="fr1" draw:name="grafika5" text:anchor-type="paragraph" svg:x="4.346cm" svg:y="0.282cm" svg:width="5.609cm" svg:height="2.595cm" draw:z-index="4"><draw:image xlink:href="Pictures/20000007000015EA00000A22AF59F66F.svm" xlink:type="simple" xlink:show="embed" xlink:actuate="onLoad"/></draw:frame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Tak więc pierwsza pochodna funkcji to znaczy prawa strona równania różniczkowego, wyznacza kierunek położenia nowego punktu rozwiązania. Jest to tzw. predyktor. Odległość między predyktorem a rozwiązaniem dokładnym stanowi błąd metody. Ze względu na swoją prostotę metoda Eulera jest łatwa do zastosowania. Dobrze oddaje charakter rozwiązania ale może być obarczona dużym błędem.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2">Metoda Heuna</text:span><text:span text:style-name="T1"> – </text:span><text:span text:style-name="T3">W tej metodzie zamiast stałej wartości pochodnej obliczonej na początku przedziału, jak to było w przypadku metody Eulera, oblicza się pochodną również na końcu przedziału. Pierwsze oszacowanie to predyktor a następne to korektor. Metoda ta dzięki zabiegowi numerycznemu daje sporą zmiane w dokładności wyniku i jest znacznie dokładniejsza niż klasyczna metoda Eulera</text:span></text:p>
      <text:p text:style-name="Standard"><text:span text:style-name="T3">Predyktor wyrażamy stosując metode Eulera:</text:span></text:p>
      <text:p text:style-name="Standard"><draw:frame draw:style-name="fr1" draw:name="grafika1" text:anchor-type="paragraph" svg:x="3.484cm" svg:y="0.159cm" svg:width="5.346cm" svg:height="2.515cm" draw:z-index="0"><draw:image xlink:href="Pictures/20000007000014E2000009D3F08629EB.svm" xlink:type="simple" xlink:show="embed" xlink:actuate="onLoad"/></draw:frame><text:span text:style-name="T3"/></text:p>
      <text:p text:style-name="Standard"><text:span text:style-name="T3">Oznaczając przez </text:span></text:p>
      <text:p text:style-name="Standard"><draw:frame draw:style-name="fr1" draw:name="grafika2" text:anchor-type="paragraph" svg:x="3.888cm" svg:y="0.372cm" svg:width="5.106cm" svg:height="1.431cm" draw:z-index="1"><draw:image xlink:href="Pictures/20000007000013F300000596DA99DE59.svm" xlink:type="simple" xlink:show="embed" xlink:actuate="onLoad"/></draw:frame><text:span text:style-name="T3"/></text:p>
      <text:p text:style-name="Standard"><text:span text:style-name="T3">mamy </text:span></text:p>
      <text:p text:style-name="Standard"><draw:frame draw:style-name="fr1" draw:name="grafika3" text:anchor-type="paragraph" svg:x="2.944cm" svg:y="0.139cm" svg:width="9.657cm" svg:height="3.942cm" draw:z-index="2"><draw:image xlink:href="Pictures/20000007000025BA00000F67D5AE1256.svm" xlink:type="simple" xlink:show="embed" xlink:actuate="onLoad"/></draw:frame><text:span text:style-name="T3"/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Zelek</meta:initial-creator>
    <meta:creation-date>2016-01-12T20:10:27.66</meta:creation-date>
    <dc:date>2016-01-12T22:03:19.37</dc:date>
    <dc:creator>Martin Zelek</dc:creator>
    <meta:editing-duration>PT1H17M6S</meta:editing-duration>
    <meta:editing-cycles>4</meta:editing-cycles>
    <meta:generator>OpenOffice/4.1.0$Win32 OpenOffice.org_project/410m18$Build-9764</meta:generator>
    <meta:document-statistic meta:table-count="0" meta:image-count="5" meta:object-count="0" meta:page-count="2" meta:paragraph-count="16" meta:word-count="195" meta:character-count="1317"/>
  </office:meta>
</office:document-meta>
</file>